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2a32" officeooo:paragraph-rsid="001a2a32"/>
    </style:style>
    <style:style style:name="P2" style:family="paragraph" style:parent-style-name="Standard">
      <style:text-properties officeooo:rsid="001b0f40" officeooo:paragraph-rsid="001b0f40"/>
    </style:style>
    <style:style style:name="P3" style:family="paragraph" style:parent-style-name="Standard">
      <style:text-properties officeooo:rsid="001b0f40" officeooo:paragraph-rsid="001b0f40"/>
    </style:style>
    <style:style style:name="P4" style:family="paragraph" style:parent-style-name="Standard">
      <style:text-properties officeooo:rsid="001b0f40" officeooo:paragraph-rsid="001e7ca4"/>
    </style:style>
    <style:style style:name="P5" style:family="paragraph" style:parent-style-name="Standard">
      <style:text-properties officeooo:rsid="001c4ae2" officeooo:paragraph-rsid="001c4ae2"/>
    </style:style>
    <style:style style:name="P6" style:family="paragraph" style:parent-style-name="Standard">
      <style:text-properties officeooo:rsid="001cdc1f" officeooo:paragraph-rsid="001cdc1f"/>
    </style:style>
    <style:style style:name="P7" style:family="paragraph" style:parent-style-name="Standard">
      <style:text-properties officeooo:rsid="001a2a32" officeooo:paragraph-rsid="001a2a32"/>
    </style:style>
    <style:style style:name="P8" style:family="paragraph" style:parent-style-name="Standard">
      <style:text-properties officeooo:rsid="001ce8bf" officeooo:paragraph-rsid="001ce8bf"/>
    </style:style>
    <style:style style:name="P9" style:family="paragraph" style:parent-style-name="Standard">
      <style:text-properties officeooo:rsid="001d6661" officeooo:paragraph-rsid="001d6661"/>
    </style:style>
    <style:style style:name="P10" style:family="paragraph" style:parent-style-name="Standard">
      <style:text-properties officeooo:rsid="001dd2ac" officeooo:paragraph-rsid="001dd2ac"/>
    </style:style>
    <style:style style:name="P11" style:family="paragraph" style:parent-style-name="Standard">
      <style:text-properties officeooo:rsid="001e1d96" officeooo:paragraph-rsid="001e1d96"/>
    </style:style>
    <style:style style:name="P12" style:family="paragraph" style:parent-style-name="Standard">
      <style:text-properties officeooo:paragraph-rsid="001c4ae2"/>
    </style:style>
    <style:style style:name="P13" style:family="paragraph" style:parent-style-name="Standard">
      <style:text-properties officeooo:rsid="001e7ca4" officeooo:paragraph-rsid="001e7ca4"/>
    </style:style>
    <style:style style:name="T1" style:family="text">
      <style:text-properties officeooo:rsid="001c4ae2"/>
    </style:style>
    <style:style style:name="T2" style:family="text">
      <style:text-properties officeooo:rsid="001cdc1f"/>
    </style:style>
    <style:style style:name="T3" style:family="text">
      <style:text-properties officeooo:rsid="001d6661"/>
    </style:style>
    <style:style style:name="T4" style:family="text">
      <style:text-properties officeooo:rsid="001dd2ac"/>
    </style:style>
    <style:style style:name="T5" style:family="text">
      <style:text-properties officeooo:rsid="001e1d96"/>
    </style:style>
    <style:style style:name="T6" style:family="text">
      <style:text-properties officeooo:rsid="001e7ca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engetahuan tentang anggrek</text:p>
      <text:p text:style-name="P1"/>
      <text:p text:style-name="P1">1. pilih media tanam yang cocok</text:p>
      <text:p text:style-name="P1">2. <text:s/>tidak di tempatkan di sinar matahari langsung</text:p>
      <text:p text:style-name="P1">3. warna daun memberikan informasi jika menggelap butuh lebih banyak cahaya.</text:p>
      <text:p text:style-name="P1">4. penyiraman di suhu ruangan.</text:p>
      <text:p text:style-name="P2">5. siram selama 15 detik</text:p>
      <text:p text:style-name="P2">6. jangan siram lebih <text:span text:style-name="T3">1 x </text:span>dari seminggu</text:p>
      <text:p text:style-name="P2">7. butuh suhu 10-30 derajat celcius</text:p>
      <text:p text:style-name="P2">8. pemupukan 2 kali seminggu</text:p>
      <text:p text:style-name="P13">9. air tidak boleh terlalu panas atau dingin, perlu diukur juga suhu airnya</text:p>
      <text:p text:style-name="P2"/>
      <text:p text:style-name="P2"/>
      <text:p text:style-name="P2"><text:a xlink:type="simple" xlink:href="https://www.sehatq.com/review/cara-merawat-anggrek-agar-tumbuh-subur-dan-berbunga" text:style-name="Internet_20_link" text:visited-style-name="Visited_20_Internet_20_Link">https://www.sehatq.com/review/cara-merawat-anggrek-agar-tumbuh-subur-dan-berbunga</text:a></text:p>
      <text:p text:style-name="P4"><text:a xlink:type="simple" xlink:href="https://www.kompas.com/homey/read/2021/10/14/205500676/12-kesalahan-dalam-merawat-anggrek-yang-harus-dihindari?page=all" text:style-name="Internet_20_link" text:visited-style-name="Visited_20_Internet_20_Link">https://www.kompas.com/homey/read/2021/10/14/205500676/12-kesalahan-dalam-merawat-anggrek-yang-harus-dihindari?page=all</text:a></text:p>
      <text:p text:style-name="P4"/>
      <text:p text:style-name="P12"><text:span text:style-name="T1">Teknikal pro</text:span><text:span text:style-name="T6">ses</text:span><text:span text:style-name="T1">:</text:span></text:p>
      <text:p text:style-name="P5"/>
      <text:p text:style-name="P5">Sensor <text:span text:style-name="T4">input </text:span>yang digunakan :</text:p>
      <text:p text:style-name="P5">1. LDR untuk membantu mengukur cahaya yang diperlukan anggrek, perlu melihat warna daun, jika ada camera dan bisa mengirimkan foto, maka akan mampu mengirimkan notifikasi bahwa tanaman anggrek butuh lebih banyak cahaya.</text:p>
      <text:p text:style-name="P10">2. DHT22 untuk mengukur temperatur dan suhu.</text:p>
      <text:p text:style-name="P10">3. PIR untuk mendeteksi pergerakan objek, sehingga dapat menghentikan penyiraman.</text:p>
      <text:p text:style-name="P11">4. <text:span text:style-name="T2">Push button untuk manual jika terjadi kesalahan </text:span><text:span text:style-name="T3">pada pengoperasian otomatis.</text:span></text:p>
      <text:p text:style-name="P10"/>
      <text:p text:style-name="P10">Sensor output yang digunakan :</text:p>
      <text:p text:style-name="P5"><text:span text:style-name="T4">1</text:span>. <text:span text:style-name="T2">RTC untuk </text:span><text:span text:style-name="T3">menghitung waktu real time saat eksekusi proses.</text:span></text:p>
      <text:p text:style-name="P6"><text:span text:style-name="T4">2</text:span>. Relay untuk mengendalikan arus listrik yang mengalir, bisa digunakan juga untuk <text:span text:style-name="T3">menyalakan dan mematikan lampu.</text:span></text:p>
      <text:p text:style-name="P9"><text:span text:style-name="T5">3</text:span>. <text:span text:style-name="T4">Buzzer untuk menghasilkan bunyi berdasarkan proses.</text:span></text:p>
      <text:p text:style-name="P10"><text:span text:style-name="T5">4</text:span>. <text:span text:style-name="T5">LED untuk memberikan informasi proses, warning akan menghidupkan LED</text:span></text:p>
      <text:p text:style-name="P11">5. Resistor </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6T05:45:41.396693789</meta:creation-date>
    <dc:date>2022-10-27T11:20:41.961474982</dc:date>
    <meta:editing-duration>PT31M6S</meta:editing-duration>
    <meta:editing-cycles>6</meta:editing-cycles>
    <meta:generator>LibreOffice/6.4.7.2$Linux_X86_64 LibreOffice_project/40$Build-2</meta:generator>
    <meta:document-statistic meta:table-count="0" meta:image-count="0" meta:object-count="0" meta:page-count="1" meta:paragraph-count="24" meta:word-count="189" meta:character-count="1424" meta:non-whitespace-character-count="1257"/>
  </office:meta>
</office:document-meta>
</file>